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5" table:default-cell-style-name="ce3"/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>
            <text:p>Forestay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text:p>Backstays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Main Upper Shrouds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4" office:value-type="string">
            <text:p>Main Lower Shrouds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text:p>Mizzen Shrouds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2">
          <table:table-cell table:style-name="ce3"/>
          <table:table-cell table:number-columns-repeated="5"/>
        </table:table-row>
        <table:table-row table:style-name="ro1">
          <table:table-cell table:style-name="ce1" office:value-type="string">
            <text:p>Triatic Stay</text:p>
          </table:table-cell>
          <table:table-cell table:number-columns-repeated="5"/>
        </table:table-row>
        <table:table-row table:style-name="ro1">
          <table:table-cell office:value-type="string">
            <text:p>StaLok Toggle Fork (upper) ¼ Wire ½ pin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Rigging Wire 316 Stainless ¼ inch</text:p>
          </table:table-cell>
          <table:table-cell table:number-columns-repeated="5"/>
        </table:table-row>
        <table:table-row table:style-name="ro1">
          <table:table-cell office:value-type="string">
            <text:p>StaLok Bronze Turnbuckle ½ thread ½ Pin with ¼ Stu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style-name="ce3"/>
          <table:table-cell table:number-columns-repeated="5"/>
        </table:table-row>
        <table:table-row table:style-name="ro1">
          <table:table-cell table:style-name="ce3"/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3">04/23/2021</text:date>, <text:time>13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Cox</meta:initial-creator>
    <meta:creation-date>2021-04-23T11:59:27.34</meta:creation-date>
    <dc:date>2021-04-23T13:35:26.23</dc:date>
    <dc:creator>Rob Cox</dc:creator>
    <meta:editing-duration>PT1H35M58S</meta:editing-duration>
    <meta:editing-cycles>2</meta:editing-cycles>
    <meta:generator>OpenOffice/4.1.3$Win32 OpenOffice.org_project/413m1$Build-9783</meta:generator>
    <meta:document-statistic meta:table-count="3" meta:cell-count="36" meta:object-count="0"/>
  </office:meta>
</office:document-meta>
</file>